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Heading_20_1">
      <style:text-properties fo:font-size="16pt" style:font-size-asian="16pt" style:font-size-complex="16pt"/>
    </style:style>
    <style:style style:name="P4" style:family="paragraph" style:parent-style-name="Heading_20_1">
      <style:paragraph-properties fo:margin-top="0.423cm" fo:margin-bottom="0.212cm" fo:keep-with-next="always"/>
      <style:text-properties style:font-name="Arial1" fo:font-size="16pt" style:font-name-asian="Microsoft YaHei" style:font-size-asian="16pt" style:font-name-complex="Mangal" style:font-size-complex="16pt"/>
    </style:style>
    <style:style style:name="P5" style:family="paragraph" style:parent-style-name="Text_20_body" style:list-style-name="L1">
      <style:paragraph-properties fo:line-height="150%"/>
      <style:text-properties fo:font-weight="bold" style:font-weight-asian="bold" style:font-weight-complex="bold"/>
    </style:style>
    <style:style style:name="P6" style:family="paragraph" style:parent-style-name="Text_20_body" style:list-style-name="L1">
      <style:paragraph-properties fo:line-height="150%"/>
      <style:text-properties fo:font-weight="normal" style:font-weight-asian="normal" style:font-weight-complex="normal"/>
    </style:style>
    <style:style style:name="P7" style:family="paragraph" style:parent-style-name="Text_20_body" style:list-style-name="L2">
      <style:paragraph-properties fo:line-height="150%"/>
    </style:style>
    <style:style style:name="P8" style:family="paragraph" style:parent-style-name="Text_20_body" style:list-style-name="L3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vad der skal laves/bruges</text:p>
      <text:h text:style-name="P3" text:outline-level="1">Software</text:h>
      <text:list xml:id="list34724032" text:style-name="L1">
        <text:list-item>
          <text:p text:style-name="P5">Database:<text:line-break/><text:span text:style-name="T2">Logning af processen.</text:span></text:p>
        </text:list-item>
        <text:list-item>
          <text:p text:style-name="P5">IDE:<text:line-break/><text:span text:style-name="T2">Til at programmere robotten.<text:line-break/>Kan bruge Scorbases fortolker eller biblioteket USBC.dll.</text:span></text:p>
        </text:list-item>
        <text:list-item>
          <text:p text:style-name="P5">Simulator:<text:line-break/><text:span text:style-name="T2">Simulering af robotten til for eksempel at kunne teste koden.</text:span></text:p>
        </text:list-item>
        <text:list-item>
          <text:p text:style-name="P5">Styringsprogram:<text:line-break/><text:span text:style-name="T2">Funktionalitet:</text:span></text:p>
          <text:list>
            <text:list-item>
              <text:p text:style-name="P6">Starte og stoppe systemet</text:p>
            </text:list-item>
            <text:list-item>
              <text:p text:style-name="P6">Aflæse status for sorteringen(Databasen)</text:p>
            </text:list-item>
            <text:list-item>
              <text:p text:style-name="P6">Arbejde med data i databasen</text:p>
            </text:list-item>
            <text:list-item>
              <text:p text:style-name="P6">Få vist alarmer</text:p>
            </text:list-item>
            <text:list-item>
              <text:p text:style-name="P6">Lave programmer til robotten(Brug af IDE)</text:p>
            </text:list-item>
          </text:list>
        </text:list-item>
      </text:list>
      <text:h text:style-name="P4" text:outline-level="1">Hardware</text:h>
      <text:list xml:id="list34715686" text:style-name="L2">
        <text:list-item>
          <text:p text:style-name="P7"><text:span text:style-name="T1">Vægt:</text:span><text:line-break/>Til at måle vægten af kuberne.</text:p>
        </text:list-item>
      </text:list>
      <text:h text:style-name="P3" text:outline-level="1">Dokumentation</text:h>
      <text:list xml:id="list34730440" text:style-name="L3">
        <text:list-item>
          <text:p text:style-name="P8"><text:span text:style-name="T1">Rapport:</text:span><text:line-break/>Almindelig rapport for projektet.(Se eventuelt: ”VejledningForEitProjekter”)</text:p>
        </text:list-item>
        <text:list-item>
          <text:p text:style-name="P8"><text:span text:style-name="T1">Projektdokumentation/Udviklings dokumentation:</text:span><text:line-break/>Dokumentation over udviklingen af produktet.(Se eventuelt: ”VejledningForEitProjekter”)</text:p>
        </text:list-item>
        <text:list-item>
          <text:p text:style-name="P8"><text:span text:style-name="T1">Beregning dokumentation:<text:line-break/></text:span><text:span text:style-name="T2">Dokumentation for tolerancerne ved udregningerne der bruges.</text:span>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20:47:13.05</meta:creation-date>
    <dc:date>2012-02-16T15:16:39.13</dc:date>
    <meta:editing-duration>PT14M36S</meta:editing-duration>
    <meta:editing-cycles>12</meta:editing-cycles>
    <meta:generator>LibreOffice/3.5$Windows_x86 LibreOffice_project/7e68ba2-a744ebf-1f241b7-c506db1-7d53735</meta:generator>
    <meta:document-statistic meta:table-count="0" meta:image-count="0" meta:object-count="0" meta:page-count="2" meta:paragraph-count="17" meta:word-count="103" meta:character-count="783" meta:non-whitespace-character-count="710"/>
  </office:meta>
</office:document-meta>
</file>